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7b3c7" officeooo:paragraph-rsid="0017b3c7"/>
    </style:style>
    <style:style style:name="P2" style:family="paragraph" style:parent-style-name="Standard" style:list-style-name="L1">
      <style:text-properties officeooo:rsid="0017b3c7" officeooo:paragraph-rsid="0017b3c7"/>
    </style:style>
    <style:style style:name="P3" style:family="paragraph" style:parent-style-name="Standard" style:list-style-name="L2">
      <style:text-properties officeooo:rsid="0017b3c7" officeooo:paragraph-rsid="0017b3c7"/>
    </style:style>
    <style:style style:name="P4" style:family="paragraph" style:parent-style-name="Standard">
      <style:text-properties officeooo:rsid="00197979" officeooo:paragraph-rsid="00197979"/>
    </style:style>
    <style:style style:name="P5" style:family="paragraph" style:parent-style-name="Standard" style:list-style-name="L3">
      <style:text-properties officeooo:rsid="00197979" officeooo:paragraph-rsid="00197979"/>
    </style:style>
    <style:style style:name="P6" style:family="paragraph" style:parent-style-name="Standard" style:list-style-name="L4">
      <style:text-properties officeooo:rsid="00197979" officeooo:paragraph-rsid="00197979"/>
    </style:style>
    <style:style style:name="P7" style:family="paragraph" style:parent-style-name="Standard">
      <style:text-properties officeooo:rsid="001c6528" officeooo:paragraph-rsid="001c6528"/>
    </style:style>
    <style:style style:name="P8" style:family="paragraph" style:parent-style-name="Standard" style:list-style-name="L5">
      <style:text-properties officeooo:rsid="001c6528" officeooo:paragraph-rsid="001c6528"/>
    </style:style>
    <style:style style:name="P9" style:family="paragraph" style:parent-style-name="Standard" style:list-style-name="L6">
      <style:text-properties officeooo:rsid="001c6528" officeooo:paragraph-rsid="001c6528"/>
    </style:style>
    <style:style style:name="P10" style:family="paragraph" style:parent-style-name="Standard" style:list-style-name="L6">
      <style:text-properties officeooo:rsid="001da2ed" officeooo:paragraph-rsid="001da2ed"/>
    </style:style>
    <style:style style:name="P11" style:family="paragraph" style:parent-style-name="Standard" style:list-style-name="L6">
      <style:text-properties officeooo:rsid="001ed520" officeooo:paragraph-rsid="001ed520"/>
    </style:style>
    <style:style style:name="P12" style:family="paragraph" style:parent-style-name="Standard" style:list-style-name="L5">
      <style:text-properties officeooo:rsid="001ed520" officeooo:paragraph-rsid="001ed520"/>
    </style:style>
    <style:style style:name="P13" style:family="paragraph" style:parent-style-name="Standard">
      <style:text-properties officeooo:rsid="001ed520" officeooo:paragraph-rsid="0017b3c7"/>
    </style:style>
    <style:style style:name="P14" style:family="paragraph" style:parent-style-name="Standard">
      <style:text-properties officeooo:rsid="0029c7b6" officeooo:paragraph-rsid="0029c7b6"/>
    </style:style>
    <style:style style:name="P15" style:family="paragraph" style:parent-style-name="Standard">
      <style:text-properties officeooo:rsid="002c7c7e" officeooo:paragraph-rsid="0017b3c7"/>
    </style:style>
    <style:style style:name="T1" style:family="text">
      <style:text-properties officeooo:rsid="002afdd5"/>
    </style:style>
    <style:style style:name="T2" style:family="text">
      <style:text-properties officeooo:rsid="002d8b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els used:</text:p>
      <text:list xml:id="list3306422505467987425" text:style-name="L2">
        <text:list-item>
          <text:p text:style-name="P3">Home energy use</text:p>
        </text:list-item>
      </text:list>
      <text:list xml:id="list1016852979006186647" text:style-name="L1">
        <text:list-item>
          <text:list>
            <text:list-item>
              <text:p text:style-name="P2">Kerosene</text:p>
            </text:list-item>
            <text:list-item>
              <text:p text:style-name="P2">Biomass</text:p>
            </text:list-item>
          </text:list>
        </text:list-item>
        <text:list-item>
          <text:p text:style-name="P2">Electricity generation</text:p>
          <text:list>
            <text:list-item>
              <text:p text:style-name="P2">Fossil fuels</text:p>
            </text:list-item>
          </text:list>
        </text:list-item>
      </text:list>
      <text:p text:style-name="P13"/>
      <text:p text:style-name="P4">Able to be produced on site:</text:p>
      <text:list xml:id="list8915939908690195422" text:style-name="L3">
        <text:list-item>
          <text:p text:style-name="P5">Ethanol</text:p>
        </text:list-item>
        <text:list-item>
          <text:p text:style-name="P5">Methanol (wood alcohol)</text:p>
        </text:list-item>
      </text:list>
      <text:p text:style-name="P4"/>
      <text:p text:style-name="P4">Others:</text:p>
      <text:list xml:id="list2247827872589134206" text:style-name="L4">
        <text:list-item>
          <text:p text:style-name="P6">Isopropyl alcohol (used in medical supplies, etc.)</text:p>
        </text:list-item>
      </text:list>
      <text:p text:style-name="P4"/>
      <text:p text:style-name="P7">Incentives/resources to investigate</text:p>
      <text:list xml:id="list7081005037410238266" text:style-name="L5">
        <text:list-item>
          <text:p text:style-name="P8">Project Gaia</text:p>
        </text:list-item>
        <text:list-item>
          <text:p text:style-name="P12">Other organizations for clean cook stoves (note that most seem to be promoting the use of charcoal, etc.)</text:p>
        </text:list-item>
      </text:list>
      <text:p text:style-name="P7"/>
      <text:p text:style-name="P7">Commercially available stoves:</text:p>
      <text:list xml:id="list866555367401044817" text:style-name="L6">
        <text:list-item>
          <text:p text:style-name="P9">REI</text:p>
        </text:list-item>
        <text:list-item>
          <text:p text:style-name="P9">Trangia</text:p>
        </text:list-item>
        <text:list-item>
          <text:p text:style-name="P10">Evernew Ti</text:p>
        </text:list-item>
        <text:list-item>
          <text:p text:style-name="P11">Safesport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lferman</meta:initial-creator>
    <meta:creation-date>2017-01-18T11:18:55.989716376</meta:creation-date>
    <dc:date>2017-01-23T11:41:50.779361662</dc:date>
    <dc:creator>Andrew Alferman</dc:creator>
    <meta:editing-duration>P3DT17H33M33S</meta:editing-duration>
    <meta:editing-cycles>1</meta:editing-cycles>
    <meta:document-statistic meta:table-count="0" meta:image-count="0" meta:object-count="0" meta:page-count="1" meta:paragraph-count="19" meta:word-count="74" meta:character-count="415" meta:non-whitespace-character-count="374"/>
    <meta:generator>LibreOffice/4.3.7.2$Linux_X86_64 LibreOffice_project/430$Build-2</meta:generator>
  </office:meta>
</office:document-meta>
</file>